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294.09pt"/>
    </style:style>
    <style:style style:name="co4" style:family="table-column">
      <style:table-column-properties fo:break-before="auto" style:column-width="89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71pt" fo:break-before="auto" style:use-optimal-row-height="true"/>
    </style:style>
    <style:style style:name="ro3" style:family="table-row">
      <style:table-row-properties style:row-height="54.34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33.11pt" fo:break-before="auto" style:use-optimal-row-height="true"/>
    </style:style>
    <style:style style:name="ro6" style:family="table-row">
      <style:table-row-properties style:row-height="22.45pt" fo:break-before="auto" style:use-optimal-row-height="true"/>
    </style:style>
    <style:style style:name="ro7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90ee90" fo:border="0.06pt solid #000000" style:vertical-align="top"/>
      <style:text-properties fo:font-weight="bold"/>
    </style:style>
    <style:style style:name="ce4" style:family="table-cell" style:parent-style-name="Default" style:data-style-name="N100">
      <style:table-cell-properties fo:background-color="#90ee90" fo:border="0.06pt solid #000000" style:vertical-align="top"/>
      <style:text-properties fo:font-weight="100"/>
    </style:style>
    <style:style style:name="ce5" style:family="table-cell" style:parent-style-name="Default">
      <style:table-cell-properties fo:background-color="#add8e6" fo:border="0.06pt solid #000000" style:vertical-align="top"/>
      <style:text-properties fo:font-weight="bold"/>
    </style:style>
    <style:style style:name="ce15" style:family="table-cell" style:parent-style-name="Default">
      <style:table-cell-properties fo:background-color="#add8e6" fo:wrap-option="wrap" fo:border="0.06pt solid #000000" style:vertical-align="top"/>
      <style:text-properties fo:font-weight="100"/>
    </style:style>
    <style:style style:name="ce6" style:family="table-cell" style:parent-style-name="Default">
      <style:table-cell-properties fo:background-color="#add8e6" fo:border="0.06pt solid #000000" style:vertical-align="top"/>
      <style:text-properties fo:font-weight="100"/>
    </style:style>
    <style:style style:name="ce7" style:family="table-cell" style:parent-style-name="Default">
      <style:table-cell-properties style:vertical-align="top"/>
      <style:text-properties fo:color="#ff007f"/>
    </style:style>
    <style:style style:name="ce8" style:family="table-cell" style:parent-style-name="Default">
      <style:table-cell-properties fo:background-color="#90ee90" fo:wrap-option="wrap" fo:border="0.06pt solid #000000" style:vertical-align="top"/>
      <style:text-properties fo:font-weight="100"/>
    </style:style>
    <style:style style:name="ce9" style:family="table-cell" style:parent-style-name="Default">
      <style:table-cell-properties fo:background-color="#90ee90" fo:border="0.06pt solid #000000" style:vertical-align="top"/>
      <style:text-properties fo:font-weight="100"/>
    </style:style>
  </office:automatic-styles>
  <office:body>
    <office:spreadsheet>
      <table:calculation-settings table:automatic-find-labels="false" table:use-regular-expressions="false" table:use-wildcards="true"/>
      <table:table table:name="_LINK_DETAILS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CacheTestplan</text:p>
          </table:table-cell>
          <table:table-cell office:value-type="string" calcext:value-type="string">
            <text:p>/home/asicfab/a/socet13/projects/RISCVBusiness/verification/uvm/caches/coverage/nominal.ucdb</text:p>
          </table:table-cell>
          <table:table-cell office:value-type="string" calcext:value-type="string">
            <text:p>QuestaOOAddonCache/links/CacheTestplan5</text:p>
          </table:table-cell>
        </table:table-row>
      </table:table>
      <table:table table:name="CacheTestpla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2" office:value-type="string" calcext:value-type="string">
            <text:p>Verification Plan for Cache Hierarchy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5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Weight</text:p>
          </table:table-cell>
          <table:table-cell table:style-name="ce3" office:value-type="string" calcext:value-type="string">
            <text:p>Go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ead/Write Nominal Feature</text:p>
          </table:table-cell>
          <table:table-cell table:style-name="ce8" office:value-type="string" calcext:value-type="string">
            <text:p>Able to read and write data from address ranges (0, 0x8000_0000) with random byte enables when the data may or may not exists in the cache (cache hit/cache miss). Nominal cache read/write opera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1</text:p>
          </table:table-cell>
          <table:table-cell table:style-name="ce15" office:value-type="string" calcext:value-type="string">
            <text:p>Stimulus</text:p>
          </table:table-cell>
          <table:table-cell table:style-name="ce8" office:value-type="string" calcext:value-type="string">
            <text:p>Random 32 bit inputs for addresses with random 4 bit byte enable constrained to the usable cache address range with a randomized read/write enable signal. <text:s/>Use n/2 random writes to the cache followed by n/2 reads from the same locations. <text:s/>These operations can be randomly interleav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1.2</text:p>
          </table:table-cell>
          <table:table-cell table:style-name="ce15" office:value-type="string" calcext:value-type="string">
            <text:p>Checkers</text:p>
          </table:table-cell>
          <table:table-cell table:style-name="ce8" office:value-type="string" calcext:value-type="string">
            <text:p>Monitor the processor side data pins to ensure the correct byte/s for a read as compared to the data that was previously written to the cache. <text:s/>Also monitor the memory side data and address pins to check hits/misses to the cache take the appropriate times/cycl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1.3</text:p>
          </table:table-cell>
          <table:table-cell table:style-name="ce15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and data port have been covered for a cache hit or miss. <text:s/>All transitions from the cache state machine have been exercised.</text:p>
          </table:table-cell>
          <table:table-cell table:style-name="ce6" office:value-type="string" calcext:value-type="string">
            <text:p>d_cif_flush_done</text:p>
            <text:p>i_cif_flush_done</text:p>
            <text:p>l2_cif_flush_done</text:p>
            <text:p>arb_l2_bus_if_busy</text:p>
            <text:p>d_l1_arb_bus_if_ren</text:p>
            <text:p>d_l1_arb_bus_if_wen</text:p>
            <text:p>i_l1_arb_bus_if_ren</text:p>
            <text:p>i_l1_arb_bus_if_wen</text:p>
            <text:p>OBJECT_ATTRIBUTE:test:LT:0:d_cif_flush_done</text:p>
            <text:p>nominal</text:p>
            <text:p>TEST_ATTRIBUTE:IN_NUM_TESTS:1:LT:SIMTIME:LT:100</text:p>
          </table:table-cell>
          <table:table-cell table:style-name="ce9" office:value-type="string" calcext:value-type="string">
            <text:p>Assertion</text:p>
            <text:p>Assertion</text:p>
            <text:p>Assertion</text:p>
            <text:p>Assertion</text:p>
            <text:p>Assertion</text:p>
            <text:p>Assertion</text:p>
            <text:p>Assertion</text:p>
            <text:p>Assertion</text:p>
            <text:p>Rule</text:p>
            <text:p>Test</text:p>
            <text:p>Rule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1.4</text:p>
          </table:table-cell>
          <table:table-cell table:style-name="ce15" office:value-type="string" calcext:value-type="string">
            <text:p>Questions</text:p>
          </table:table-cell>
          <table:table-cell table:style-name="ce8" office:value-type="string" calcext:value-type="string">
            <text:p>How do we test for coverage of all FSM transitions?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Write Back Feature</text:p>
          </table:table-cell>
          <table:table-cell table:style-name="ce8" office:value-type="string" calcext:value-type="string">
            <text:p>Able to evict dirty cache blocks. <text:s/>This feature ensures that data that has been written by the processor (dirty) will be written back up the memory hierarchy to avoid data loss on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 sequence of random writes to the same cache frame with the same index but different tag fields. <text:s/>This sequence is then repeated for multiple random cache fram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2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requests on the memory bus that initiate a write back to memory. <text:s/>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2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cache blocks trigger write back requests to memory on a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Flush/Clear Feature</text:p>
          </table:table-cell>
          <table:table-cell table:style-name="ce8" office:value-type="string" calcext:value-type="string">
            <text:p>Caches write back all dirty cache frames upon receiving a flush or clear signal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3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flush or clear enable signal at random timings within nominal read and write transactions such that dirty cache blocks are written back to memory. <text:s/>This requires that the cache has been preconditioned to contain dirty blocks by writing random data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3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write requests to the memory arbiter when flushing or clearing dirty cache blocks from the system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style-name="ce6" office:value-type="string" calcext:value-type="string">
            <text:p>Coverage</text:p>
          </table:table-cell>
          <table:table-cell table:style-name="ce9" office:value-type="string" calcext:value-type="string">
            <text:p>All frames write back their data on a flush or clear operation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</text:p>
          </table:table-cell>
          <table:table-cell table:style-name="ce6" office:value-type="string" calcext:value-type="string">
            <text:p>Precedence Feature</text:p>
          </table:table-cell>
          <table:table-cell table:style-name="ce8" office:value-type="string" calcext:value-type="string">
            <text:p>This feature checks whether the flush/clear takes precedence over the read/writ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4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ssert a flush or clear signal in the middle of a read or write transaction at random times during the transa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4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read/write terminates and a flush/clear transaction begin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string" calcext:value-type="string">
            <text:p>Coverage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4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Coverage? Also, can this test be combined with the flush/clear feature?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</text:p>
          </table:table-cell>
          <table:table-cell table:style-name="ce6" office:value-type="string" calcext:value-type="string">
            <text:p>Replacement Policy Feature</text:p>
          </table:table-cell>
          <table:table-cell table:style-name="ce8" office:value-type="string" calcext:value-type="string">
            <text:p>Ensure that the cache replaces blocks using the LRU replacement strateg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tream of reads and writes with same cache block index but different tag to trigger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7">
          <table:table-cell/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proper block is evicted based on the LRU replacement policy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frames evict the LRU cache block on a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Do we care about this as it is a micro-architecture feature?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6</text:p>
          </table:table-cell>
          <table:table-cell table:style-name="ce6" office:value-type="string" calcext:value-type="string">
            <text:p>Bounds Feature</text:p>
          </table:table-cell>
          <table:table-cell table:style-name="ce8" office:value-type="string" calcext:value-type="string">
            <text:p>Ensure that the cache usable address space is enforced, i.e. when requesting an address outside of the usable bounds, the request is ignor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6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equence of reads/writes that include a random number of acces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6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Check the address of the read/write request and ensure that the cache ignores the request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port have been request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string" calcext:value-type="string">
            <text:p>Questions</text:p>
          </table:table-cell>
          <table:table-cell table:style-name="ce8" office:value-type="string" calcext:value-type="string">
            <text:p>what is the behavior on bad addres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1">00/00/0000</text:date>, <text:time style:data-style-name="N2" text:time-value="22:57:52.32762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9:53:34.582873481</meta:creation-date>
    <dc:date>2022-09-21T23:10:29.294161797</dc:date>
    <meta:editing-duration>P2DT20H56M40S</meta:editing-duration>
    <meta:editing-cycles>47</meta:editing-cycles>
    <meta:generator>LibreOffice/5.3.6.1$Linux_X86_64 LibreOffice_project/30$Build-1</meta:generator>
    <meta:document-statistic meta:table-count="3" meta:cell-count="152" meta:object-count="0"/>
  </office:meta>
</office:document-meta>
</file>